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99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74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98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699cm" svg:height="0.963cm" svg:x="-0.267cm" svg:y="2.415cm">
          <draw:text-box>
            <text:p><text:span text:style-name="T1">S</text:span></text:p>
          </draw:text-box>
        </draw:frame>
        <draw:line draw:style-name="gr2" draw:text-style-name="P2" draw:layer="layout" svg:x1="0.461cm" svg:y1="2.915cm" svg:x2="1.333cm" svg:y2="2.915cm">
          <text:p/>
        </draw:line>
        <draw:frame draw:style-name="gr3" draw:text-style-name="P1" draw:layer="layout" svg:width="5.274cm" svg:height="0.963cm" svg:x="1.234cm" svg:y="2.416cm">
          <draw:text-box>
            <text:p><text:span text:style-name="T1">CG</text:span></text:p>
          </draw:text-box>
        </draw:frame>
        <draw:line draw:style-name="gr2" draw:text-style-name="P2" draw:layer="layout" svg:x1="2.533cm" svg:y1="2.915cm" svg:x2="4.033cm" svg:y2="2.915cm">
          <text:p/>
        </draw:line>
        <draw:line draw:style-name="gr2" draw:text-style-name="P2" draw:layer="layout" svg:x1="2.533cm" svg:y1="2.915cm" svg:x2="4.033cm" svg:y2="2.915cm">
          <text:p/>
        </draw:line>
        <draw:frame draw:style-name="gr3" draw:text-style-name="P1" draw:layer="layout" svg:width="5.274cm" svg:height="0.963cm" svg:x="4.234cm" svg:y="2.416cm">
          <draw:text-box>
            <text:p><text:span text:style-name="T1">PGB</text:span></text:p>
          </draw:text-box>
        </draw:frame>
        <draw:line draw:style-name="gr2" draw:text-style-name="P2" draw:layer="layout" svg:x1="5.834cm" svg:y1="2.915cm" svg:x2="7.334cm" svg:y2="2.915cm">
          <text:p/>
        </draw:line>
        <draw:line draw:style-name="gr2" draw:text-style-name="P2" draw:layer="layout" svg:x1="5.834cm" svg:y1="2.915cm" svg:x2="7.334cm" svg:y2="2.915cm">
          <text:p/>
        </draw:line>
        <draw:frame draw:style-name="gr3" draw:text-style-name="P1" draw:layer="layout" svg:width="5.274cm" svg:height="0.963cm" svg:x="7.235cm" svg:y="2.416cm">
          <draw:text-box>
            <text:p><text:span text:style-name="T1">MGB</text:span></text:p>
          </draw:text-box>
        </draw:frame>
        <draw:line draw:style-name="gr2" draw:text-style-name="P2" draw:layer="layout" svg:x1="9.034cm" svg:y1="2.915cm" svg:x2="10.534cm" svg:y2="2.915cm">
          <text:p/>
        </draw:line>
        <draw:line draw:style-name="gr2" draw:text-style-name="P2" draw:layer="layout" svg:x1="9.034cm" svg:y1="2.915cm" svg:x2="10.534cm" svg:y2="2.915cm">
          <text:p/>
        </draw:line>
        <draw:frame draw:style-name="gr3" draw:text-style-name="P1" draw:layer="layout" svg:width="5.274cm" svg:height="0.963cm" svg:x="10.735cm" svg:y="2.417cm">
          <draw:text-box>
            <text:p><text:span text:style-name="T1">GRA</text:span></text:p>
          </draw:text-box>
        </draw:frame>
        <draw:frame draw:style-name="gr3" draw:text-style-name="P1" draw:layer="layout" svg:width="5.274cm" svg:height="0.963cm" svg:x="9.735cm" svg:y="0.118cm">
          <draw:text-box>
            <text:p><text:span text:style-name="T1">G-CSF</text:span></text:p>
          </draw:text-box>
        </draw:frame>
        <draw:line draw:style-name="gr4" draw:text-style-name="P2" draw:layer="layout" svg:x1="9.7cm" svg:y1="0.3cm" svg:x2="9.7cm" svg:y2="4.8cm">
          <text:p/>
        </draw:line>
        <draw:frame draw:style-name="gr3" draw:text-style-name="P1" draw:layer="layout" svg:width="5.274cm" svg:height="0.963cm" svg:x="9.735cm" svg:y="3.919cm">
          <draw:text-box>
            <text:p><text:span text:style-name="T1">blood</text:span></text:p>
          </draw:text-box>
        </draw:frame>
        <draw:frame draw:style-name="gr3" draw:text-style-name="P1" draw:layer="layout" svg:width="5.274cm" svg:height="0.963cm" svg:x="6.835cm" svg:y="3.92cm">
          <draw:text-box>
            <text:p><text:span text:style-name="T1">marrow</text:span></text:p>
          </draw:text-box>
        </draw:frame>
        <draw:line draw:style-name="gr2" draw:text-style-name="P2" draw:layer="layout" svg:x1="10.2cm" svg:y1="0.8cm" svg:x2="9.634cm" svg:y2="2.915cm">
          <text:p/>
        </draw:line>
        <draw:line draw:style-name="gr2" draw:text-style-name="P2" draw:layer="layout" svg:x1="10.2cm" svg:y1="0.8cm" svg:x2="8.234cm" svg:y2="2.516cm">
          <text:p/>
        </draw:line>
        <draw:line draw:style-name="gr2" draw:text-style-name="P2" draw:layer="layout" svg:x1="10.2cm" svg:y1="0.8cm" svg:x2="5.442cm" svg:y2="2.531cm">
          <text:p/>
        </draw:line>
        <draw:line draw:style-name="gr2" draw:text-style-name="P2" draw:layer="layout" svg:x1="10.2cm" svg:y1="0.801cm" svg:x2="2.416cm" svg:y2="2.55cm">
          <text:p/>
        </draw:line>
        <draw:frame draw:style-name="gr3" draw:text-style-name="P3" draw:layer="layout" svg:width="5.274cm" svg:height="0.963cm" svg:x="9.735cm" svg:y="1.52cm">
          <draw:text-box>
            <text:p><text:span text:style-name="T2">release</text:span></text:p>
          </draw:text-box>
        </draw:frame>
        <draw:frame draw:style-name="gr5" draw:text-style-name="P3" draw:layer="layout" svg:width="5.486cm" svg:height="0.747cm" draw:transform="rotate (0.698131700797732) translate (7.24cm 2.454cm)">
          <draw:text-box draw:corner-radius="0.065cm">
            <text:p><text:span text:style-name="T2">maturation</text:span></text:p>
          </draw:text-box>
        </draw:frame>
        <draw:frame draw:style-name="gr5" draw:text-style-name="P3" draw:layer="layout" svg:width="5.486cm" svg:height="0.747cm" draw:transform="rotate (0.226892802759263) translate (3.312cm 1.76cm)">
          <draw:text-box draw:corner-radius="0.065cm">
            <text:p><text:span text:style-name="T2">proliferation</text:span></text:p>
          </draw:text-box>
        </draw:frame>
        <draw:frame draw:style-name="gr5" draw:text-style-name="P3" draw:layer="layout" svg:width="5.486cm" svg:height="0.747cm" draw:transform="rotate (0.296705972839036) translate (5.136cm 1.952cm)">
          <draw:text-box draw:corner-radius="0.065cm">
            <text:p><text:span text:style-name="T2">prolifer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15cm" fo:text-indent="0cm"/>
      <style:text-properties style:use-window-font-color="true" style:text-outline="false" style:text-line-through-style="none" fo:font-family="Arial" style:font-family-generic="roman" style:font-pitch="variable" fo:font-size="7.6999998092651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092cm" fo:text-indent="0cm"/>
      <style:text-properties fo:font-size="6.699999809265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68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44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0.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446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3.672cm" svg:x="1cm" svg:y="4.436cm"/>
      <draw:page-thumbnail draw:layer="backgroundobjects" svg:width="8.999cm" svg:height="3.672cm" svg:x="1cm" svg:y="13.012cm"/>
      <draw:page-thumbnail draw:layer="backgroundobjects" svg:width="8.999cm" svg:height="3.672cm" svg:x="1cm" svg:y="21.588cm"/>
      <draw:page-thumbnail draw:layer="backgroundobjects" svg:width="8.999cm" svg:height="3.672cm" svg:x="11cm" svg:y="4.436cm"/>
      <draw:page-thumbnail draw:layer="backgroundobjects" svg:width="8.999cm" svg:height="3.672cm" svg:x="11cm" svg:y="13.012cm"/>
      <draw:page-thumbnail draw:layer="backgroundobjects" svg:width="8.999cm" svg:height="3.672cm" svg:x="11cm" svg:y="21.58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1.201cm" svg:height="0.849cm" svg:x="0.621cm" svg:y="0.199cm" presentation:class="title" presentation:placeholder="true">
        <draw:text-box/>
      </draw:frame>
      <draw:frame presentation:style-name="Default-outline1" draw:layer="backgroundobjects" svg:width="11.201cm" svg:height="2.946cm" svg:x="0.621cm" svg:y="1.185cm" presentation:class="outline" presentation:placeholder="true">
        <draw:text-box/>
      </draw:frame>
      <draw:frame presentation:style-name="Mpr1" draw:text-style-name="MP1" draw:layer="backgroundobjects" svg:width="2.899cm" svg:height="0.351cm" svg:x="0.621cm" svg:y="4.6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946cm" svg:height="0.351cm" svg:x="4.252cm" svg:y="4.62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899cm" svg:height="0.351cm" svg:x="8.922cm" svg:y="4.62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M49S</meta:editing-duration>
    <meta:editing-cycles>8</meta:editing-cycles>
    <meta:generator>LibreOffice/3.6$Windows_x86 LibreOffice_project/e29a214-2bbed72-0621de6-a97528c-8f066d</meta:generator>
    <dc:date>2012-12-06T18:08:52.19</dc:date>
    <meta:document-statistic meta:object-count="47"/>
  </office:meta>
</office:document-meta>
</file>